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roxima Nova" svg:font-family="'Proxima Nova'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Arial" officeooo:rsid="001fafc0" officeooo:paragraph-rsid="001fafc0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rsid="001fafc0" officeooo:paragraph-rsid="001fafc0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rsid="0022cdc5" officeooo:paragraph-rsid="0022cdc5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Arial" officeooo:rsid="0021ed0c" officeooo:paragraph-rsid="0021ed0c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afc0" officeooo:paragraph-rsid="001fafc0" style:text-blinking="false" fo:background-color="transparent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cdc5" officeooo:paragraph-rsid="0022cdc5" style:text-blinking="false" fo:background-color="transparent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fafc0" officeooo:paragraph-rsid="001fafc0" style:text-blinking="false" fo:background-color="transparent" style:font-size-asian="12pt" style:font-size-complex="12pt"/>
    </style:style>
    <style:style style:name="T1" style:family="text">
      <style:text-properties officeooo:rsid="0021ed0c"/>
    </style:style>
    <style:style style:name="T2" style:family="text">
      <style:text-properties officeooo:rsid="0022cdc5"/>
    </style:style>
    <style:style style:name="T3" style:family="text">
      <style:text-properties officeooo:rsid="00240c17"/>
    </style:style>
    <style:style style:name="T4" style:family="text">
      <style:text-properties officeooo:rsid="0025d5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an Benavides Olivera</text:p>
      <text:p text:style-name="P1">Grup 2WIAM</text:p>
      <text:p text:style-name="P1">M10 SGE</text:p>
      <text:p text:style-name="P4">Cas pràctic</text:p>
      <text:p text:style-name="P1"/>
      <text:p text:style-name="P2">Sóc Director IT de la empresa HW<text:span text:style-name="T1">D</text:span> S.L que es dedica a la producció de components electrònics per a fabricants de dispositius electrònics. El nostre centre de producció està ubicat en un Poligon Industrial del Prat de Llobregat. <text:span text:style-name="T2">A HWD S.L. hi ha diferents departaments:</text:span></text:p>
      <text:p text:style-name="P3"/>
      <text:p text:style-name="P3">- Departament de producció. On es fabriquen els nostres productes </text:p>
      <text:p text:style-name="P3">- Departament de RRHH. Gestió del personal intern de la empresa</text:p>
      <text:p text:style-name="P3">- Departament de compabilitat. Gestió de tota la part financera de la empresa.</text:p>
      <text:p text:style-name="P3">- Departament comercial. Gestió de les compres de la matèria prima i de la ventes dels productes</text:p>
      <text:p text:style-name="P2">- <text:span text:style-name="T2">Departament d’atenció al client. Gestió de l’atenció als clients</text:span></text:p>
      <text:p text:style-name="P2"/>
      <text:p text:style-name="P5">Es tracta d'una empresa que fa les coses molt manualment <text:span text:style-name="T3">I on</text:span> per tant desde el primer moment apareix el dubte de la necessitat d’adquirir un ECM amb l’objectiu de <text:span text:style-name="T1">gestionar la nostre documentació per a </text:span>digitalitzar-<text:span text:style-name="T1">la,</text:span> tenir-la centralitzada i d’assegurar la <text:span text:style-name="T1">seva integritat</text:span>.</text:p>
      <text:p text:style-name="P5"/>
      <text:p text:style-name="P6">També ens <text:span text:style-name="T4">pot </text:span>interessa<text:span text:style-name="T4">r implantar un CRM amb l’objectiu d’involucrar als departaments als departaments de producció, comercial i d’atenció al client en un procés de millora continua a través de augmentar la col.laboració entre els 3 departaments </text:span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roxima Nova" svg:font-family="'Proxima Nova'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20:32:13.596359830</meta:creation-date>
    <meta:generator>LibreOffice/6.0.7.3$Linux_X86_64 LibreOffice_project/00m0$Build-3</meta:generator>
    <dc:date>2020-10-13T21:02:26.625051249</dc:date>
    <meta:editing-duration>PT18M15S</meta:editing-duration>
    <meta:editing-cycles>6</meta:editing-cycles>
    <meta:document-statistic meta:table-count="0" meta:image-count="0" meta:object-count="0" meta:page-count="1" meta:paragraph-count="12" meta:word-count="196" meta:character-count="1210" meta:non-whitespace-character-count="1024"/>
  </office:meta>
</office:document-meta>
</file>